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8" calcext:value-type="float">
            <text:p>1048</text:p>
          </table:table-cell>
          <table:table-cell table:style-name="ce7" table:formula="of:=COUNTIF([.B7:.B1095];&quot;X&quot;)" office:value-type="float" office:value="896" calcext:value-type="float">
            <text:p>89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12" calcext:value-type="float">
            <text:p>11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3" table:number-rows-repeated="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5">00/00/0000</text:date>, <text:time style:data-style-name="N2" text:time-value="21:27:17.6836416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5T21:27:58.385046001</dc:date>
    <meta:editing-duration>P1DT4H19M23S</meta:editing-duration>
    <meta:editing-cycles>1054</meta:editing-cycles>
    <meta:document-statistic meta:table-count="1" meta:cell-count="6315" meta:object-count="0"/>
  </office:meta>
</office:document-meta>
</file>